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Real</text:p>
          </table:table-cell>
          <table:table-cell table:style-name="ce1" office:value-type="string">
            <text:p>Previsto</text:p>
          </table:table-cell>
          <table:table-cell>
            <draw:frame table:end-cell-address="Sheet1.J21" table:end-x="0.293cm" table:end-y="0.048cm" draw:z-index="0" draw:style-name="gr1" draw:text-style-name="P1" svg:width="15.999cm" svg:height="8.999cm" svg:x="0.101cm" svg:y="0.1cm">
              <draw:object draw:notify-on-update-of-ranges="Sheet1.A1:Sheet1.A1 Sheet1.A2:Sheet1.A30 Sheet1.B1:Sheet1.B1 Sheet1.B2:Sheet1.B3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3.5325">
            <text:p>3.5325</text:p>
          </table:table-cell>
          <table:table-cell office:value-type="float" office:value="3.39641">
            <text:p>3.39641</text:p>
          </table:table-cell>
          <table:table-cell/>
        </table:table-row>
        <table:table-row table:style-name="ro2">
          <table:table-cell office:value-type="float" office:value="3.53">
            <text:p>3.53</text:p>
          </table:table-cell>
          <table:table-cell office:value-type="float" office:value="3.41342">
            <text:p>3.41342</text:p>
          </table:table-cell>
          <table:table-cell/>
        </table:table-row>
        <table:table-row table:style-name="ro2">
          <table:table-cell office:value-type="float" office:value="3.51">
            <text:p>3.51</text:p>
          </table:table-cell>
          <table:table-cell office:value-type="float" office:value="3.40804">
            <text:p>3.40804</text:p>
          </table:table-cell>
          <table:table-cell/>
        </table:table-row>
        <table:table-row table:style-name="ro2">
          <table:table-cell office:value-type="float" office:value="3.5125">
            <text:p>3.5125</text:p>
          </table:table-cell>
          <table:table-cell office:value-type="float" office:value="3.39745">
            <text:p>3.39745</text:p>
          </table:table-cell>
          <table:table-cell/>
        </table:table-row>
        <table:table-row table:style-name="ro2">
          <table:table-cell office:value-type="float" office:value="3.4725">
            <text:p>3.4725</text:p>
          </table:table-cell>
          <table:table-cell office:value-type="float" office:value="3.4015">
            <text:p>3.4015</text:p>
          </table:table-cell>
          <table:table-cell/>
        </table:table-row>
        <table:table-row table:style-name="ro2">
          <table:table-cell office:value-type="float" office:value="3.49">
            <text:p>3.49</text:p>
          </table:table-cell>
          <table:table-cell office:value-type="float" office:value="3.3702">
            <text:p>3.3702</text:p>
          </table:table-cell>
          <table:table-cell/>
        </table:table-row>
        <table:table-row table:style-name="ro2">
          <table:table-cell office:value-type="float" office:value="3.49">
            <text:p>3.49</text:p>
          </table:table-cell>
          <table:table-cell office:value-type="float" office:value="3.38871">
            <text:p>3.38871</text:p>
          </table:table-cell>
          <table:table-cell/>
        </table:table-row>
        <table:table-row table:style-name="ro2">
          <table:table-cell office:value-type="float" office:value="3.4875">
            <text:p>3.4875</text:p>
          </table:table-cell>
          <table:table-cell office:value-type="float" office:value="3.38243">
            <text:p>3.38243</text:p>
          </table:table-cell>
          <table:table-cell/>
        </table:table-row>
        <table:table-row table:style-name="ro2">
          <table:table-cell office:value-type="float" office:value="3.4625">
            <text:p>3.4625</text:p>
          </table:table-cell>
          <table:table-cell office:value-type="float" office:value="3.38465">
            <text:p>3.38465</text:p>
          </table:table-cell>
          <table:table-cell/>
        </table:table-row>
        <table:table-row table:style-name="ro2">
          <table:table-cell office:value-type="float" office:value="3.4825">
            <text:p>3.4825</text:p>
          </table:table-cell>
          <table:table-cell office:value-type="float" office:value="3.36583">
            <text:p>3.36583</text:p>
          </table:table-cell>
          <table:table-cell/>
        </table:table-row>
        <table:table-row table:style-name="ro2">
          <table:table-cell office:value-type="float" office:value="3.53">
            <text:p>3.53</text:p>
          </table:table-cell>
          <table:table-cell office:value-type="float" office:value="3.38354">
            <text:p>3.38354</text:p>
          </table:table-cell>
          <table:table-cell/>
        </table:table-row>
        <table:table-row table:style-name="ro2">
          <table:table-cell office:value-type="float" office:value="3.515">
            <text:p>3.515</text:p>
          </table:table-cell>
          <table:table-cell office:value-type="float" office:value="3.41369">
            <text:p>3.41369</text:p>
          </table:table-cell>
          <table:table-cell/>
        </table:table-row>
        <table:table-row table:style-name="ro2">
          <table:table-cell office:value-type="float" office:value="3.525">
            <text:p>3.525</text:p>
          </table:table-cell>
          <table:table-cell office:value-type="float" office:value="3.40052">
            <text:p>3.40052</text:p>
          </table:table-cell>
          <table:table-cell/>
        </table:table-row>
        <table:table-row table:style-name="ro2">
          <table:table-cell office:value-type="float" office:value="3.52">
            <text:p>3.52</text:p>
          </table:table-cell>
          <table:table-cell office:value-type="float" office:value="3.41434">
            <text:p>3.41434</text:p>
          </table:table-cell>
          <table:table-cell/>
        </table:table-row>
        <table:table-row table:style-name="ro2">
          <table:table-cell office:value-type="float" office:value="3.5125">
            <text:p>3.5125</text:p>
          </table:table-cell>
          <table:table-cell office:value-type="float" office:value="3.4059">
            <text:p>3.4059</text:p>
          </table:table-cell>
          <table:table-cell/>
        </table:table-row>
        <table:table-row table:style-name="ro2">
          <table:table-cell office:value-type="float" office:value="3.565">
            <text:p>3.565</text:p>
          </table:table-cell>
          <table:table-cell office:value-type="float" office:value="3.40149">
            <text:p>3.40149</text:p>
          </table:table-cell>
          <table:table-cell/>
        </table:table-row>
        <table:table-row table:style-name="ro2">
          <table:table-cell office:value-type="float" office:value="3.5525">
            <text:p>3.5525</text:p>
          </table:table-cell>
          <table:table-cell office:value-type="float" office:value="3.43931">
            <text:p>3.43931</text:p>
          </table:table-cell>
          <table:table-cell/>
        </table:table-row>
        <table:table-row table:style-name="ro2">
          <table:table-cell office:value-type="float" office:value="3.565">
            <text:p>3.565</text:p>
          </table:table-cell>
          <table:table-cell office:value-type="float" office:value="3.42346">
            <text:p>3.42346</text:p>
          </table:table-cell>
          <table:table-cell/>
        </table:table-row>
        <table:table-row table:style-name="ro2">
          <table:table-cell office:value-type="float" office:value="3.5875">
            <text:p>3.5875</text:p>
          </table:table-cell>
          <table:table-cell office:value-type="float" office:value="3.44106">
            <text:p>3.44106</text:p>
          </table:table-cell>
          <table:table-cell/>
        </table:table-row>
        <table:table-row table:style-name="ro2">
          <table:table-cell office:value-type="float" office:value="3.615">
            <text:p>3.615</text:p>
          </table:table-cell>
          <table:table-cell office:value-type="float" office:value="3.45398">
            <text:p>3.45398</text:p>
          </table:table-cell>
          <table:table-cell/>
        </table:table-row>
        <table:table-row table:style-name="ro2">
          <table:table-cell office:value-type="float" office:value="3.615">
            <text:p>3.615</text:p>
          </table:table-cell>
          <table:table-cell office:value-type="float" office:value="3.47514">
            <text:p>3.47514</text:p>
          </table:table-cell>
          <table:table-cell/>
        </table:table-row>
        <table:table-row table:style-name="ro2">
          <table:table-cell office:value-type="float" office:value="3.6175">
            <text:p>3.6175</text:p>
          </table:table-cell>
          <table:table-cell office:value-type="float" office:value="3.47515">
            <text:p>3.47515</text:p>
          </table:table-cell>
          <table:table-cell/>
        </table:table-row>
        <table:table-row table:style-name="ro2">
          <table:table-cell office:value-type="float" office:value="3.615">
            <text:p>3.615</text:p>
          </table:table-cell>
          <table:table-cell office:value-type="float" office:value="3.48115">
            <text:p>3.48115</text:p>
          </table:table-cell>
          <table:table-cell/>
        </table:table-row>
        <table:table-row table:style-name="ro2">
          <table:table-cell office:value-type="float" office:value="3.5875">
            <text:p>3.5875</text:p>
          </table:table-cell>
          <table:table-cell office:value-type="float" office:value="3.47927">
            <text:p>3.47927</text:p>
          </table:table-cell>
          <table:table-cell/>
        </table:table-row>
        <table:table-row table:style-name="ro2">
          <table:table-cell office:value-type="float" office:value="3.635">
            <text:p>3.635</text:p>
          </table:table-cell>
          <table:table-cell office:value-type="float" office:value="3.46062">
            <text:p>3.46062</text:p>
          </table:table-cell>
          <table:table-cell/>
        </table:table-row>
        <table:table-row table:style-name="ro2">
          <table:table-cell office:value-type="float" office:value="3.6525">
            <text:p>3.6525</text:p>
          </table:table-cell>
          <table:table-cell office:value-type="float" office:value="3.49927">
            <text:p>3.49927</text:p>
          </table:table-cell>
          <table:table-cell/>
        </table:table-row>
        <table:table-row table:style-name="ro2">
          <table:table-cell office:value-type="float" office:value="3.6575">
            <text:p>3.6575</text:p>
          </table:table-cell>
          <table:table-cell office:value-type="float" office:value="3.50475">
            <text:p>3.50475</text:p>
          </table:table-cell>
          <table:table-cell/>
        </table:table-row>
        <table:table-row table:style-name="ro2">
          <table:table-cell office:value-type="float" office:value="3.62">
            <text:p>3.62</text:p>
          </table:table-cell>
          <table:table-cell office:value-type="float" office:value="3.51526">
            <text:p>3.51526</text:p>
          </table:table-cell>
          <table:table-cell/>
        </table:table-row>
        <table:table-row table:style-name="ro2">
          <table:table-cell office:value-type="float" office:value="3.67">
            <text:p>3.67</text:p>
          </table:table-cell>
          <table:table-cell office:value-type="float" office:value="3.49005">
            <text:p>3.4900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14/02/2018</text:date>, <text:time>23:5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SARAIVA</meta:initial-creator>
    <meta:creation-date>2018-02-14T23:52:02.48</meta:creation-date>
    <dc:date>2018-02-14T23:58:07.91</dc:date>
    <dc:creator>SERGIO SARAIVA</dc:creator>
    <meta:editing-duration>PT6M6S</meta:editing-duration>
    <meta:editing-cycles>1</meta:editing-cycles>
    <meta:document-statistic meta:table-count="3" meta:cell-count="60" meta:object-count="1"/>
    <meta:generator>OpenOffice/4.1.5$Win32 OpenOffice.org_project/415m1$Build-97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Preço do Milho (USD)</text:p>
        </chart:title>
        <chart:legend chart:legend-position="end" svg:x="13.439cm" svg:y="3.926cm" style:legend-expansion="high" chart:style-name="ch3"/>
        <chart:plot-area chart:style-name="ch4" table:cell-range-address="Sheet1.A1:Sheet1.B30" chart:data-source-has-labels="row" svg:x="1.574cm" svg:y="1.635cm" svg:width="11.225cm" svg:height="6.177cm">
          <chartooo:coordinate-region svg:x="2.486cm" svg:y="1.848cm" svg:width="10.126cm" svg:height="4.868cm"/>
          <chart:axis chart:dimension="x" chart:name="primary-x" chart:style-name="ch5">
            <chart:title svg:x="5.978cm" svg:y="7.993cm" chart:style-name="ch6">
              <text:p>Dias úteis 2018</text:p>
            </chart:title>
          </chart:axis>
          <chart:axis chart:dimension="y" chart:name="primary-y" chart:style-name="ch5">
            <chart:title svg:x="0.451cm" svg:y="4.43cm" chart:style-name="ch6">
              <text:p>USD</text:p>
            </chart:title>
            <chart:grid chart:style-name="ch7" chart:class="major"/>
          </chart:axis>
          <chart:series chart:style-name="ch8" chart:values-cell-range-address="Sheet1.A2:Sheet1.A30" chart:label-cell-address="Sheet1.A1:Sheet1.A1" chart:class="chart:line">
            <chart:data-point chart:repeated="29"/>
          </chart:series>
          <chart:series chart:style-name="ch9" chart:values-cell-range-address="Sheet1.B2:Sheet1.B30" chart:label-cell-address="Sheet1.B1:Sheet1.B1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  <draw:g>
                  <svg:desc>Sheet1.A1:Sheet1.A1</svg:desc>
                </draw:g>
              </table:table-cell>
              <table:table-cell office:value-type="string">
                <text:p>Previsto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5325">
                <text:p>3.5325</text:p>
                <draw:g>
                  <svg:desc>Sheet1.A2:Sheet1.A30</svg:desc>
                </draw:g>
              </table:table-cell>
              <table:table-cell office:value-type="float" office:value="3.39641">
                <text:p>3.39641</text:p>
                <draw:g>
                  <svg:desc>Sheet1.B2:Sheet1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3">
                <text:p>3.53</text:p>
              </table:table-cell>
              <table:table-cell office:value-type="float" office:value="3.41342">
                <text:p>3.413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1">
                <text:p>3.51</text:p>
              </table:table-cell>
              <table:table-cell office:value-type="float" office:value="3.40804">
                <text:p>3.408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125">
                <text:p>3.5125</text:p>
              </table:table-cell>
              <table:table-cell office:value-type="float" office:value="3.39745">
                <text:p>3.397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725">
                <text:p>3.4725</text:p>
              </table:table-cell>
              <table:table-cell office:value-type="float" office:value="3.4015">
                <text:p>3.4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9">
                <text:p>3.49</text:p>
              </table:table-cell>
              <table:table-cell office:value-type="float" office:value="3.3702">
                <text:p>3.3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9">
                <text:p>3.49</text:p>
              </table:table-cell>
              <table:table-cell office:value-type="float" office:value="3.38871">
                <text:p>3.388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875">
                <text:p>3.4875</text:p>
              </table:table-cell>
              <table:table-cell office:value-type="float" office:value="3.38243">
                <text:p>3.382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625">
                <text:p>3.4625</text:p>
              </table:table-cell>
              <table:table-cell office:value-type="float" office:value="3.38465">
                <text:p>3.384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825">
                <text:p>3.4825</text:p>
              </table:table-cell>
              <table:table-cell office:value-type="float" office:value="3.36583">
                <text:p>3.365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3">
                <text:p>3.53</text:p>
              </table:table-cell>
              <table:table-cell office:value-type="float" office:value="3.38354">
                <text:p>3.383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15">
                <text:p>3.515</text:p>
              </table:table-cell>
              <table:table-cell office:value-type="float" office:value="3.41369">
                <text:p>3.413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525">
                <text:p>3.525</text:p>
              </table:table-cell>
              <table:table-cell office:value-type="float" office:value="3.40052">
                <text:p>3.400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2">
                <text:p>3.52</text:p>
              </table:table-cell>
              <table:table-cell office:value-type="float" office:value="3.41434">
                <text:p>3.414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125">
                <text:p>3.5125</text:p>
              </table:table-cell>
              <table:table-cell office:value-type="float" office:value="3.4059">
                <text:p>3.40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65">
                <text:p>3.565</text:p>
              </table:table-cell>
              <table:table-cell office:value-type="float" office:value="3.40149">
                <text:p>3.40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525">
                <text:p>3.5525</text:p>
              </table:table-cell>
              <table:table-cell office:value-type="float" office:value="3.43931">
                <text:p>3.439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65">
                <text:p>3.565</text:p>
              </table:table-cell>
              <table:table-cell office:value-type="float" office:value="3.42346">
                <text:p>3.423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875">
                <text:p>3.5875</text:p>
              </table:table-cell>
              <table:table-cell office:value-type="float" office:value="3.44106">
                <text:p>3.441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615">
                <text:p>3.615</text:p>
              </table:table-cell>
              <table:table-cell office:value-type="float" office:value="3.45398">
                <text:p>3.453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615">
                <text:p>3.615</text:p>
              </table:table-cell>
              <table:table-cell office:value-type="float" office:value="3.47514">
                <text:p>3.475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6175">
                <text:p>3.6175</text:p>
              </table:table-cell>
              <table:table-cell office:value-type="float" office:value="3.47515">
                <text:p>3.475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15">
                <text:p>3.615</text:p>
              </table:table-cell>
              <table:table-cell office:value-type="float" office:value="3.48115">
                <text:p>3.481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5875">
                <text:p>3.5875</text:p>
              </table:table-cell>
              <table:table-cell office:value-type="float" office:value="3.47927">
                <text:p>3.479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635">
                <text:p>3.635</text:p>
              </table:table-cell>
              <table:table-cell office:value-type="float" office:value="3.46062">
                <text:p>3.460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6525">
                <text:p>3.6525</text:p>
              </table:table-cell>
              <table:table-cell office:value-type="float" office:value="3.49927">
                <text:p>3.499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575">
                <text:p>3.6575</text:p>
              </table:table-cell>
              <table:table-cell office:value-type="float" office:value="3.50475">
                <text:p>3.504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62">
                <text:p>3.62</text:p>
              </table:table-cell>
              <table:table-cell office:value-type="float" office:value="3.51526">
                <text:p>3.515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67">
                <text:p>3.67</text:p>
              </table:table-cell>
              <table:table-cell office:value-type="float" office:value="3.49005">
                <text:p>3.49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